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Standard" style:family="paragraph">
      <style:paragraph-properties fo:text-align="center" fo:margin-bottom="0.0833in" fo:text-indent="0.2916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justify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background-color="#FFFFFF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background-color="#FFFFFF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justify" fo:background-color="#FFFFFF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background-color="#FFFFFF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6" style:parent-style-name="Standard" style:family="paragraph">
      <style:paragraph-properties fo:text-align="justify" fo:background-color="#FFFFFF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justify" fo:background-color="#FFFFFF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background-color="#FFFFFF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background-color="#FFFFFF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0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4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3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widows="2" fo:orphans="2" style:vertical-align="auto" fo:line-height="100%">
        <style:tab-stops>
          <style:tab-stop style:type="left" style:position="-1.64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widows="2" fo:orphans="2" style:vertical-align="auto" fo:line-height="100%">
        <style:tab-stops>
          <style:tab-stop style:type="left" style:position="-3.64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widows="2" fo:orphans="2" style:vertical-align="auto" fo:line-height="100%">
        <style:tab-stops>
          <style:tab-stop style:type="left" style:position="-3.64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widows="2" fo:orphans="2" style:vertical-align="auto" fo:line-height="100%">
        <style:tab-stops>
          <style:tab-stop style:type="left" style:position="-3.64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widows="2" fo:orphans="2" style:vertical-align="auto" fo:line-height="100%">
        <style:tab-stops>
          <style:tab-stop style:type="left" style:position="-3.64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widows="2" fo:orphans="2" style:vertical-align="auto" fo:line-height="100%">
        <style:tab-stops>
          <style:tab-stop style:type="left" style:position="-1.643in"/>
        </style:tab-stops>
      </style:paragraph-properties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widows="2" fo:orphans="2" style:vertical-align="auto" fo:line-height="100%">
        <style:tab-stops>
          <style:tab-stop style:type="left" style:position="-1.643in"/>
        </style:tab-stops>
      </style:paragraph-properties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paragraph-properties fo:widows="2" fo:orphans="2" style:vertical-align="auto" fo:line-height="100%">
        <style:tab-stops>
          <style:tab-stop style:type="left" style:position="-1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widows="2" fo:orphans="2" style:vertical-align="auto" fo:line-height="100%">
        <style:tab-stops>
          <style:tab-stop style:type="left" style:position="-1.25in"/>
        </style:tab-stops>
      </style:paragraph-properties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widows="2" fo:orphans="2" style:vertical-align="auto" fo:line-height="100%">
        <style:tab-stops>
          <style:tab-stop style:type="left" style:position="-1.25in"/>
        </style:tab-stops>
      </style:paragraph-properties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6" style:parent-style-name="Standard" style:family="paragraph">
      <style:paragraph-properties fo:margin-top="0.1666in" fo:margin-bottom="0.1666in" fo:line-height="100%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0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1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2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3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4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5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6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7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8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9" style:parent-style-name="Standard" style:family="paragraph">
      <style:paragraph-properties fo:margin-top="0.1666in" fo:margin-bottom="0.1666in" fo:line-height="100%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3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4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5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6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7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8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9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30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31" style:parent-style-name="Standard" style:family="paragraph">
      <style:paragraph-properties fo:margin-top="0.1666in" fo:margin-bottom="0.1666in" fo:line-height="100%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4" style:parent-style-name="Standard" style:family="paragraph">
      <style:paragraph-properties fo:margin-top="0.1666in" fo:margin-bottom="0.1666in" fo:line-height="100%"/>
    </style:style>
    <style:style style:name="P235" style:parent-style-name="Standard" style:family="paragraph">
      <style:paragraph-properties fo:margin-top="0.1666in" fo:margin-bottom="0.1666in" fo:line-height="100%"/>
    </style:style>
    <style:style style:name="P236" style:parent-style-name="Standard" style:family="paragraph">
      <style:paragraph-properties fo:margin-top="0.1666in" fo:margin-bottom="0.1666in" fo:line-height="100%"/>
    </style:style>
    <style:style style:name="P237" style:parent-style-name="Standard" style:family="paragraph">
      <style:paragraph-properties fo:margin-top="0.1666in" fo:margin-bottom="0.1666in" fo:line-height="100%"/>
    </style:style>
    <style:style style:name="P238" style:parent-style-name="Standard" style:family="paragraph">
      <style:paragraph-properties fo:margin-top="0.1666in" fo:margin-bottom="0.1666in" fo:line-height="100%"/>
    </style:style>
    <style:style style:name="P239" style:parent-style-name="Standard" style:family="paragraph">
      <style:paragraph-properties fo:margin-top="0.1666in" fo:margin-bottom="0.1666in" fo:line-height="100%"/>
    </style:style>
    <style:style style:name="P240" style:parent-style-name="Standard" style:family="paragraph">
      <style:paragraph-properties fo:margin-top="0.1666in" fo:margin-bottom="0.1666in" fo:line-height="100%"/>
    </style:style>
    <style:style style:name="P241" style:parent-style-name="Standard" style:family="paragraph">
      <style:paragraph-properties fo:margin-top="0.1666in" fo:margin-bottom="0.1666in" fo:line-height="100%"/>
    </style:style>
    <style:style style:name="P242" style:parent-style-name="Standard" style:family="paragraph">
      <style:paragraph-properties fo:margin-top="0.1666in" fo:margin-bottom="0.1666in" fo:line-height="100%"/>
    </style:style>
    <style:style style:name="P243" style:parent-style-name="Standard" style:family="paragraph">
      <style:paragraph-properties fo:margin-top="0.1666in" fo:margin-bottom="0.1666in" fo:line-height="100%"/>
    </style:style>
    <style:style style:name="P24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5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paragraph-properties fo:margin-top="0.1666in" fo:margin-bottom="0.1666in" fo:line-height="100%"/>
    </style:style>
    <style:style style:name="T247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248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249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/>
    </style:style>
    <style:style style:name="P25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6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7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8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9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6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7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8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9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6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7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7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3" style:parent-style-name="Standard" style:family="paragraph">
      <style:paragraph-properties fo:margin-top="0.1666in" fo:margin-bottom="0.1666in" fo:line-height="100%"/>
    </style:style>
    <style:style style:name="T294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T295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296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/>
    </style:style>
    <style:style style:name="P29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4" style:parent-style-name="Standard" style:family="paragraph">
      <style:paragraph-properties fo:margin-top="0.1666in" fo:margin-bottom="0.1666in" fo:line-height="100%"/>
    </style:style>
    <style:style style:name="T305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0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3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/>
    </style:style>
    <style:style style:name="P33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332" style:parent-style-name="Standard" style:family="paragraph">
      <style:paragraph-properties fo:text-align="center" fo:background-color="#FFFFFF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6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7" style:parent-style-name="Standard" style:family="paragraph">
      <style:paragraph-properties fo:background-color="#FFFFFF"/>
    </style:style>
    <style:style style:name="P338" style:parent-style-name="Standard" style:family="paragraph">
      <style:paragraph-properties fo:background-color="#FFFFFF"/>
    </style:style>
    <style:style style:name="T339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340" style:parent-style-name="Standard" style:family="paragraph">
      <style:paragraph-properties fo:background-color="#FFFFFF"/>
    </style:style>
    <style:style style:name="P34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2" style:parent-style-name="Standard" style:family="paragraph">
      <style:paragraph-properties fo:background-color="#FFFFFF"/>
    </style:style>
    <style:style style:name="T413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T414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/>
    </style:style>
    <style:style style:name="P41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P416" style:parent-style-name="Standard" style:family="paragraph">
      <style:paragraph-properties fo:background-color="#FFFFFF"/>
    </style:style>
    <style:style style:name="T417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/>
    </style:style>
    <style:style style:name="T418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8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8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8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8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84" style:parent-style-name="Standard" style:family="paragraph">
      <style:paragraph-properties fo:background-color="#FFFFFF"/>
    </style:style>
    <style:style style:name="T485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T486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/>
    </style:style>
    <style:style style:name="P48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P48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P48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P49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TableColumn492" style:family="table-column">
      <style:table-column-properties style:column-width="1.3965in"/>
    </style:style>
    <style:style style:name="TableColumn493" style:family="table-column">
      <style:table-column-properties style:column-width="0.025in"/>
    </style:style>
    <style:style style:name="Table491" style:family="table">
      <style:table-properties style:width="1.4215in" fo:margin-left="0in" table:align="left"/>
    </style:style>
    <style:style style:name="TableRow494" style:family="table-row">
      <style:table-row-properties/>
    </style:style>
    <style:style style:name="TableCell4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6" style:parent-style-name="Обычный" style:family="paragraph">
      <style:paragraph-properties fo:widows="0" fo:orphans="0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49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9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9" style:parent-style-name="Заголовок2" style:family="paragraph">
      <style:paragraph-properties fo:margin-bottom="0in" fo:background-color="#FFFFFF"/>
    </style:style>
    <style:style style:name="T500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01" style:parent-style-name="Textbody" style:family="paragraph">
      <style:text-properties fo:language="en" fo:country="US"/>
    </style:style>
    <style:style style:name="P502" style:parent-style-name="Textbody" style:family="paragraph">
      <style:text-properties style:font-name="Consolas" fo:language="en" fo:country="US"/>
    </style:style>
    <style:style style:name="P503" style:parent-style-name="Textbody" style:family="paragraph">
      <style:text-properties style:font-name="Consolas" fo:language="en" fo:country="US"/>
    </style:style>
    <style:style style:name="P504" style:parent-style-name="Textbody" style:family="paragraph">
      <style:text-properties style:font-name="Consolas" fo:language="en" fo:country="US"/>
    </style:style>
    <style:style style:name="P505" style:parent-style-name="Textbody" style:family="paragraph">
      <style:text-properties style:font-name="Consolas" fo:language="en" fo:country="US"/>
    </style:style>
    <style:style style:name="P506" style:parent-style-name="Textbody" style:family="paragraph">
      <style:text-properties style:font-name="Consolas" fo:language="en" fo:country="US"/>
    </style:style>
    <style:style style:name="P507" style:parent-style-name="Textbody" style:family="paragraph">
      <style:text-properties style:font-name="Consolas" fo:language="en" fo:country="US"/>
    </style:style>
    <style:style style:name="P508" style:parent-style-name="Textbody" style:family="paragraph">
      <style:text-properties style:font-name="Consolas" fo:language="en" fo:country="US"/>
    </style:style>
    <style:style style:name="P509" style:parent-style-name="Textbody" style:family="paragraph">
      <style:text-properties style:font-name="Consolas" fo:language="en" fo:country="US"/>
    </style:style>
    <style:style style:name="P510" style:parent-style-name="Textbody" style:family="paragraph">
      <style:text-properties style:font-name="Consolas" fo:language="en" fo:country="US"/>
    </style:style>
    <style:style style:name="P511" style:parent-style-name="Textbody" style:family="paragraph">
      <style:text-properties style:font-name="Consolas" fo:language="en" fo:country="US"/>
    </style:style>
    <style:style style:name="P512" style:parent-style-name="Textbody" style:family="paragraph">
      <style:text-properties style:font-name="Consolas" fo:language="en" fo:country="US"/>
    </style:style>
    <style:style style:name="P513" style:parent-style-name="Textbody" style:family="paragraph">
      <style:text-properties style:font-name="Consolas" fo:language="en" fo:country="US"/>
    </style:style>
    <style:style style:name="P514" style:parent-style-name="Textbody" style:family="paragraph">
      <style:text-properties style:font-name="Consolas" fo:language="en" fo:country="US"/>
    </style:style>
    <style:style style:name="P515" style:parent-style-name="Textbody" style:family="paragraph">
      <style:text-properties style:font-name="Consolas" fo:language="en" fo:country="US"/>
    </style:style>
    <style:style style:name="P516" style:parent-style-name="Textbody" style:family="paragraph">
      <style:text-properties style:font-name="Consolas" fo:language="en" fo:country="US"/>
    </style:style>
    <style:style style:name="P517" style:parent-style-name="Textbody" style:family="paragraph">
      <style:text-properties style:font-name="Consolas" fo:language="en" fo:country="US"/>
    </style:style>
    <style:style style:name="P518" style:parent-style-name="Textbody" style:family="paragraph">
      <style:text-properties style:font-name="Consolas" fo:language="en" fo:country="US"/>
    </style:style>
    <style:style style:name="P519" style:parent-style-name="Textbody" style:family="paragraph">
      <style:text-properties style:font-name="Consolas" fo:language="en" fo:country="US"/>
    </style:style>
    <style:style style:name="P520" style:parent-style-name="Textbody" style:family="paragraph">
      <style:text-properties style:font-name="Consolas" fo:language="en" fo:country="US"/>
    </style:style>
    <style:style style:name="P521" style:parent-style-name="Textbody" style:family="paragraph">
      <style:text-properties style:font-name="Consolas" fo:language="en" fo:country="US"/>
    </style:style>
    <style:style style:name="P522" style:parent-style-name="Textbody" style:family="paragraph">
      <style:text-properties style:font-name="Consolas" fo:language="en" fo:country="US"/>
    </style:style>
    <style:style style:name="P523" style:parent-style-name="Textbody" style:family="paragraph">
      <style:text-properties style:font-name="Consolas" fo:language="en" fo:country="US"/>
    </style:style>
    <style:style style:name="P524" style:parent-style-name="Textbody" style:family="paragraph">
      <style:text-properties style:font-name="Consolas" fo:language="en" fo:country="US"/>
    </style:style>
    <style:style style:name="P525" style:parent-style-name="Textbody" style:family="paragraph">
      <style:text-properties style:font-name="Consolas" fo:language="en" fo:country="US"/>
    </style:style>
    <style:style style:name="P526" style:parent-style-name="Textbody" style:family="paragraph">
      <style:text-properties style:font-name="Consolas" fo:language="en" fo:country="US"/>
    </style:style>
    <style:style style:name="P527" style:parent-style-name="Textbody" style:family="paragraph">
      <style:text-properties style:font-name="Consolas" fo:language="en" fo:country="US"/>
    </style:style>
    <style:style style:name="P528" style:parent-style-name="Textbody" style:family="paragraph">
      <style:text-properties style:font-name="Consolas" fo:language="en" fo:country="US"/>
    </style:style>
    <style:style style:name="P529" style:parent-style-name="Textbody" style:family="paragraph">
      <style:text-properties style:font-name="Consolas" fo:language="en" fo:country="US"/>
    </style:style>
    <style:style style:name="P530" style:parent-style-name="Textbody" style:family="paragraph">
      <style:text-properties style:font-name="Consolas" fo:language="en" fo:country="US"/>
    </style:style>
    <style:style style:name="P531" style:parent-style-name="Textbody" style:family="paragraph">
      <style:text-properties style:font-name="Consolas" fo:language="en" fo:country="US"/>
    </style:style>
    <style:style style:name="P532" style:parent-style-name="Textbody" style:family="paragraph">
      <style:text-properties style:font-name="Consolas" fo:language="en" fo:country="US"/>
    </style:style>
    <style:style style:name="P533" style:parent-style-name="Textbody" style:family="paragraph">
      <style:text-properties style:font-name="Consolas" fo:language="en" fo:country="US"/>
    </style:style>
    <style:style style:name="P534" style:parent-style-name="Textbody" style:family="paragraph">
      <style:text-properties style:font-name="Consolas" fo:language="en" fo:country="US"/>
    </style:style>
    <style:style style:name="P535" style:parent-style-name="Textbody" style:family="paragraph">
      <style:text-properties style:font-name="Consolas" fo:language="en" fo:country="US"/>
    </style:style>
    <style:style style:name="P536" style:parent-style-name="Textbody" style:family="paragraph">
      <style:text-properties style:font-name="Consolas" fo:language="en" fo:country="US"/>
    </style:style>
    <style:style style:name="P537" style:parent-style-name="Textbody" style:family="paragraph">
      <style:text-properties style:font-name="Consolas" fo:language="en" fo:country="US"/>
    </style:style>
    <style:style style:name="P538" style:parent-style-name="Textbody" style:family="paragraph">
      <style:text-properties style:font-name="Consolas" fo:language="en" fo:country="US"/>
    </style:style>
    <style:style style:name="P539" style:parent-style-name="Textbody" style:family="paragraph">
      <style:text-properties style:font-name="Consolas" fo:language="en" fo:country="US"/>
    </style:style>
    <style:style style:name="P540" style:parent-style-name="Textbody" style:family="paragraph">
      <style:text-properties style:font-name="Consolas" fo:language="en" fo:country="US"/>
    </style:style>
    <style:style style:name="P541" style:parent-style-name="Textbody" style:family="paragraph">
      <style:text-properties style:font-name="Consolas" fo:language="en" fo:country="US"/>
    </style:style>
    <style:style style:name="P542" style:parent-style-name="Textbody" style:family="paragraph">
      <style:text-properties style:font-name="Consolas" fo:language="en" fo:country="US"/>
    </style:style>
    <style:style style:name="P543" style:parent-style-name="Textbody" style:family="paragraph">
      <style:text-properties style:font-name="Consolas" fo:language="en" fo:country="US"/>
    </style:style>
    <style:style style:name="P544" style:parent-style-name="Textbody" style:family="paragraph">
      <style:text-properties style:font-name="Consolas" fo:language="en" fo:country="US"/>
    </style:style>
    <style:style style:name="P545" style:parent-style-name="Textbody" style:family="paragraph">
      <style:text-properties style:font-name="Consolas" fo:language="en" fo:country="US"/>
    </style:style>
    <style:style style:name="P546" style:parent-style-name="Textbody" style:family="paragraph">
      <style:text-properties style:font-name="Consolas" fo:language="en" fo:country="US"/>
    </style:style>
    <style:style style:name="P547" style:parent-style-name="Textbody" style:family="paragraph">
      <style:text-properties style:font-name="Consolas" fo:language="en" fo:country="US"/>
    </style:style>
    <style:style style:name="P548" style:parent-style-name="Textbody" style:family="paragraph">
      <style:text-properties style:font-name="Consolas" fo:language="en" fo:country="US"/>
    </style:style>
    <style:style style:name="P549" style:parent-style-name="Textbody" style:family="paragraph">
      <style:text-properties style:font-name="Consolas" fo:language="en" fo:country="US"/>
    </style:style>
    <style:style style:name="P550" style:parent-style-name="Textbody" style:family="paragraph">
      <style:text-properties style:font-name="Consolas" fo:language="en" fo:country="US"/>
    </style:style>
    <style:style style:name="P551" style:parent-style-name="Textbody" style:family="paragraph">
      <style:text-properties style:font-name="Consolas" fo:language="en" fo:country="US"/>
    </style:style>
    <style:style style:name="P552" style:parent-style-name="Textbody" style:family="paragraph">
      <style:text-properties style:font-name="Consolas" fo:language="en" fo:country="US"/>
    </style:style>
    <style:style style:name="P553" style:parent-style-name="Textbody" style:family="paragraph">
      <style:text-properties style:font-name="Consolas" fo:language="en" fo:country="US"/>
    </style:style>
    <style:style style:name="P554" style:parent-style-name="Textbody" style:family="paragraph">
      <style:text-properties style:font-name="Consolas" fo:language="en" fo:country="US"/>
    </style:style>
    <style:style style:name="P555" style:parent-style-name="Textbody" style:family="paragraph">
      <style:text-properties style:font-name="Consolas" fo:language="en" fo:country="US"/>
    </style:style>
    <style:style style:name="P556" style:parent-style-name="Textbody" style:family="paragraph">
      <style:text-properties style:font-name="Consolas" fo:language="en" fo:country="US"/>
    </style:style>
    <style:style style:name="P557" style:parent-style-name="Textbody" style:family="paragraph">
      <style:text-properties style:font-name="Consolas" fo:language="en" fo:country="US"/>
    </style:style>
    <style:style style:name="P558" style:parent-style-name="Textbody" style:family="paragraph">
      <style:text-properties style:font-name="Consolas" fo:language="en" fo:country="US"/>
    </style:style>
    <style:style style:name="P559" style:parent-style-name="Textbody" style:family="paragraph">
      <style:text-properties style:font-name="Consolas" fo:language="en" fo:country="US"/>
    </style:style>
    <style:style style:name="P560" style:parent-style-name="Textbody" style:family="paragraph">
      <style:text-properties style:font-name="Consolas" fo:language="en" fo:country="US"/>
    </style:style>
    <style:style style:name="P561" style:parent-style-name="Textbody" style:family="paragraph">
      <style:text-properties style:font-name="Consolas" fo:language="en" fo:country="US"/>
    </style:style>
    <style:style style:name="P562" style:parent-style-name="Textbody" style:family="paragraph">
      <style:text-properties style:font-name="Consolas" fo:language="en" fo:country="US"/>
    </style:style>
    <style:style style:name="P563" style:parent-style-name="Textbody" style:family="paragraph">
      <style:text-properties style:font-name="Consolas" fo:language="en" fo:country="US"/>
    </style:style>
    <style:style style:name="P564" style:parent-style-name="Textbody" style:family="paragraph">
      <style:text-properties style:font-name="Consolas" fo:language="en" fo:country="US"/>
    </style:style>
    <style:style style:name="P565" style:parent-style-name="Textbody" style:family="paragraph">
      <style:text-properties style:font-name="Consolas" fo:language="en" fo:country="US"/>
    </style:style>
    <style:style style:name="P566" style:parent-style-name="Textbody" style:family="paragraph">
      <style:text-properties style:font-name="Consolas" fo:language="en" fo:country="US"/>
    </style:style>
    <style:style style:name="P567" style:parent-style-name="Textbody" style:family="paragraph">
      <style:text-properties style:font-name="Consolas" fo:language="en" fo:country="US"/>
    </style:style>
    <style:style style:name="T568" style:parent-style-name="Основнойшрифтабзаца" style:family="text">
      <style:text-properties style:font-name="Consolas" fo:language="en" fo:country="US"/>
    </style:style>
    <style:style style:name="T569" style:parent-style-name="Основнойшрифтабзаца" style:family="text">
      <style:text-properties style:font-name="Consolas"/>
    </style:style>
    <style:style style:name="P570" style:parent-style-name="Textbody" style:family="paragraph">
      <style:text-properties style:font-name="Consolas"/>
    </style:style>
    <style:style style:name="P571" style:parent-style-name="Заголовок2" style:family="paragraph">
      <style:paragraph-properties fo:margin-bottom="0in" fo:background-color="#FFFFFF"/>
    </style:style>
    <style:style style:name="T57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73" style:parent-style-name="Textbody" style:family="paragraph">
      <style:text-properties fo:language="en" fo:country="US"/>
    </style:style>
    <style:style style:name="P574" style:parent-style-name="Textbody" style:family="paragraph">
      <style:text-properties style:font-name="Consolas" fo:language="en" fo:country="US"/>
    </style:style>
    <style:style style:name="P575" style:parent-style-name="Textbody" style:family="paragraph">
      <style:text-properties style:font-name="Consolas" fo:language="en" fo:country="US"/>
    </style:style>
    <style:style style:name="P576" style:parent-style-name="Textbody" style:family="paragraph">
      <style:text-properties style:font-name="Consolas" fo:language="en" fo:country="US"/>
    </style:style>
    <style:style style:name="P577" style:parent-style-name="Textbody" style:family="paragraph">
      <style:text-properties style:font-name="Consolas" fo:language="en" fo:country="US"/>
    </style:style>
    <style:style style:name="P578" style:parent-style-name="Textbody" style:family="paragraph">
      <style:text-properties style:font-name="Consolas" fo:language="en" fo:country="US"/>
    </style:style>
    <style:style style:name="P579" style:parent-style-name="Textbody" style:family="paragraph">
      <style:text-properties style:font-name="Consolas" fo:language="en" fo:country="US"/>
    </style:style>
    <style:style style:name="P580" style:parent-style-name="Textbody" style:family="paragraph">
      <style:text-properties style:font-name="Consolas" fo:language="en" fo:country="US"/>
    </style:style>
    <style:style style:name="P581" style:parent-style-name="Textbody" style:family="paragraph">
      <style:text-properties style:font-name="Consolas" fo:language="en" fo:country="US"/>
    </style:style>
    <style:style style:name="P582" style:parent-style-name="Textbody" style:family="paragraph">
      <style:text-properties style:font-name="Consolas" fo:language="en" fo:country="US"/>
    </style:style>
    <style:style style:name="P583" style:parent-style-name="Заголовок2" style:family="paragraph">
      <style:paragraph-properties fo:margin-bottom="0in" fo:background-color="#FFFFFF"/>
    </style:style>
    <style:style style:name="T584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85" style:parent-style-name="Textbody" style:family="paragraph">
      <style:text-properties fo:language="en" fo:country="US"/>
    </style:style>
    <style:style style:name="P586" style:parent-style-name="Textbody" style:family="paragraph">
      <style:text-properties style:font-name="Consolas" fo:language="en" fo:country="US"/>
    </style:style>
    <style:style style:name="P587" style:parent-style-name="Textbody" style:family="paragraph">
      <style:text-properties style:font-name="Consolas" fo:language="en" fo:country="US"/>
    </style:style>
    <style:style style:name="P588" style:parent-style-name="Textbody" style:family="paragraph">
      <style:text-properties style:font-name="Consolas" fo:language="en" fo:country="US"/>
    </style:style>
    <style:style style:name="P589" style:parent-style-name="Textbody" style:family="paragraph">
      <style:text-properties style:font-name="Consolas" fo:language="en" fo:country="US"/>
    </style:style>
    <style:style style:name="P590" style:parent-style-name="Textbody" style:family="paragraph">
      <style:text-properties style:font-name="Consolas" fo:language="en" fo:country="US"/>
    </style:style>
    <style:style style:name="P591" style:parent-style-name="Textbody" style:family="paragraph">
      <style:text-properties style:font-name="Consolas" fo:language="en" fo:country="US"/>
    </style:style>
    <style:style style:name="P592" style:parent-style-name="Textbody" style:family="paragraph">
      <style:text-properties style:font-name="Consolas"/>
    </style:style>
    <style:style style:name="P593" style:parent-style-name="Textbody" style:family="paragraph">
      <style:text-properties style:font-name="Consolas"/>
    </style:style>
    <style:style style:name="P594" style:parent-style-name="Textbody" style:family="paragraph">
      <style:text-properties style:font-name="Consolas"/>
    </style:style>
    <style:style style:name="P595" style:parent-style-name="Textbody" style:family="paragraph">
      <style:text-properties fo:language="en" fo:country="US"/>
    </style:style>
    <style:style style:name="T596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97" style:parent-style-name="Textbody" style:family="paragraph">
      <style:text-properties style:font-name="Consolas" fo:language="en" fo:country="US"/>
    </style:style>
    <style:style style:name="P598" style:parent-style-name="Textbody" style:family="paragraph">
      <style:text-properties style:font-name="Consolas" fo:language="en" fo:country="US"/>
    </style:style>
    <style:style style:name="P599" style:parent-style-name="Textbody" style:family="paragraph">
      <style:text-properties style:font-name="Consolas" fo:language="en" fo:country="US"/>
    </style:style>
    <style:style style:name="P600" style:parent-style-name="Textbody" style:family="paragraph">
      <style:text-properties style:font-name="Consolas" fo:language="en" fo:country="US"/>
    </style:style>
    <style:style style:name="P601" style:parent-style-name="Textbody" style:family="paragraph">
      <style:text-properties style:font-name="Consolas" fo:language="en" fo:country="US"/>
    </style:style>
    <style:style style:name="P602" style:parent-style-name="Textbody" style:family="paragraph">
      <style:text-properties style:font-name="Consolas" fo:language="en" fo:country="US"/>
    </style:style>
    <style:style style:name="P603" style:parent-style-name="Textbody" style:family="paragraph">
      <style:text-properties style:font-name="Consolas"/>
    </style:style>
    <style:style style:name="P604" style:parent-style-name="Textbody" style:family="paragraph">
      <style:text-properties style:font-name="Consolas"/>
    </style:style>
    <style:style style:name="P605" style:parent-style-name="Textbody" style:family="paragraph">
      <style:text-properties style:font-name="Consolas"/>
    </style:style>
    <style:style style:name="P606" style:parent-style-name="Textbody" style:family="paragraph">
      <style:text-properties fo:language="en" fo:country="US"/>
    </style:style>
    <style:style style:name="T607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608" style:parent-style-name="Textbody" style:family="paragraph">
      <style:text-properties fo:language="en" fo:country="US"/>
    </style:style>
    <style:style style:name="P609" style:parent-style-name="Textbody" style:family="paragraph">
      <style:text-properties style:font-name="Consolas" fo:language="en" fo:country="US"/>
    </style:style>
    <style:style style:name="P610" style:parent-style-name="Textbody" style:family="paragraph">
      <style:text-properties style:font-name="Consolas" fo:language="en" fo:country="US"/>
    </style:style>
    <style:style style:name="P611" style:parent-style-name="Textbody" style:family="paragraph">
      <style:text-properties style:font-name="Consolas" fo:language="en" fo:country="US"/>
    </style:style>
    <style:style style:name="P612" style:parent-style-name="Textbody" style:family="paragraph">
      <style:text-properties style:font-name="Consolas" fo:language="en" fo:country="US"/>
    </style:style>
    <style:style style:name="P613" style:parent-style-name="Textbody" style:family="paragraph">
      <style:text-properties style:font-name="Consolas" fo:language="en" fo:country="US"/>
    </style:style>
    <style:style style:name="P614" style:parent-style-name="Textbody" style:family="paragraph">
      <style:text-properties style:font-name="Consolas" fo:language="en" fo:country="US"/>
    </style:style>
    <style:style style:name="P615" style:parent-style-name="Textbody" style:family="paragraph">
      <style:text-properties style:font-name="Consolas" fo:language="en" fo:country="US"/>
    </style:style>
    <style:style style:name="P616" style:parent-style-name="Textbody" style:family="paragraph">
      <style:text-properties style:font-name="Consolas" fo:language="en" fo:country="US"/>
    </style:style>
    <style:style style:name="P617" style:parent-style-name="Textbody" style:family="paragraph">
      <style:text-properties style:font-name="Consolas" fo:language="en" fo:country="US"/>
    </style:style>
    <style:style style:name="P61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2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21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2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623" style:parent-style-name="Standard" style:family="paragraph">
      <style:paragraph-properties fo:background-color="#FFFFFF"/>
    </style:style>
    <style:style style:name="T624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5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6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7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8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9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0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1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2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3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4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5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6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7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8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9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P640" style:parent-style-name="Standard" style:family="paragraph">
      <style:paragraph-properties fo:background-color="#FFFFFF"/>
    </style:style>
    <style:style style:name="P641" style:parent-style-name="Standard" style:family="paragraph">
      <style:paragraph-properties fo:background-color="#FFFFFF"/>
    </style:style>
    <style:style style:name="P642" style:parent-style-name="Обычный" style:family="paragraph">
      <style:paragraph-properties fo:text-align="center"/>
    </style:style>
    <style:style style:name="T6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4" style:parent-style-name="Обычный" style:family="paragraph">
      <style:text-properties fo:font-weight="bold" style:font-weight-asian="bold"/>
    </style:style>
    <style:style style:name="P645" style:parent-style-name="Обычный" style:family="paragraph">
      <style:paragraph-properties fo:text-align="justify"/>
    </style:style>
    <style:style style:name="T6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7" style:parent-style-name="Обычный" style:family="paragraph">
      <style:paragraph-properties fo:text-align="justify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6" style:parent-style-name="Обычный" style:family="paragraph">
      <style:paragraph-properties fo:text-align="justify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6" style:parent-style-name="Обычный" style:family="paragraph">
      <style:paragraph-properties fo:text-align="justify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1" style:parent-style-name="Обычный" style:family="paragraph">
      <style:paragraph-properties fo:text-align="justify"/>
    </style:style>
    <style:style style:name="T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4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5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6" style:parent-style-name="Standard" style:family="paragraph">
      <style:paragraph-properties fo:text-align="justify" fo:background-color="#FFFFFF"/>
    </style:style>
    <style:style style:name="T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92" style:parent-style-name="Standard" style:family="paragraph">
      <style:paragraph-properties fo:text-align="justify" fo:background-color="#FFFFFF"/>
    </style:style>
    <style:style style:name="P693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4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5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6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8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9" style:parent-style-name="Standard" style:family="paragraph">
      <style:paragraph-properties fo:margin-top="0.1666in" fo:line-height="135%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04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5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7" style:parent-style-name="Standard" style:family="paragraph">
      <style:paragraph-properties fo:text-align="justify" fo:line-height="100%" fo:background-color="#FFFFFF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709" style:parent-style-name="Standard" style:family="paragraph">
      <style:paragraph-properties fo:margin-top="0.1666in" fo:line-height="100%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 4</text:p>
      <text:p text:style-name="P12"><text:span text:style-name="T13">Тема:</text:span><text:span text:style-name="T14"> </text:span><text:span text:style-name="T15">Метапрограммирование</text:span><text:span text:style-name="T16"><text:s/></text:span><text:span text:style-name="T17">С++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p text:style-name="P37">Постановка<text:s/>задачи</text:p>
      <text:p text:style-name="P38"/>
      <text:p text:style-name="P39"><text:span text:style-name="T40">Разработать шаблоны классов согласно варианту задания. <text:s/>Параметром шаблона должен являться скалярный тип данных задающий тип данных для оси координат. Классы должны иметь только публичные поля. В классах не должно быть методов, только поля.<text:s/></text:span><text:span text:style-name="T41">Фигуры являются фигурами вращения (равнобедренными), за исключением трапеции и прямоугольника. Для хранения координат фигур необходимо использовать шаблон <text:s/></text:span><text:span text:style-name="T42">std</text:span><text:span text:style-name="T43">::</text:span><text:span text:style-name="T44">pair</text:span><text:span text:style-name="T45">.</text:span></text:p>
      <text:p text:style-name="P46"/>
      <text:p text:style-name="P47"><text:span text:style-name="T48">1.</text:span><text:span text:style-name="T49"><text:tab/>Функция<text:s/></text:span><text:span text:style-name="T50">print</text:span><text:span text:style-name="T51"><text:s/>печати фигур на экран<text:s/></text:span><text:span text:style-name="T52">std</text:span><text:span text:style-name="T53">::</text:span><text:span text:style-name="T54">cout</text:span><text:span text:style-name="T55"><text:s text:c="2"/>(печататься должны координаты вершин ф</text:span><text:span text:style-name="T56">игур). Функция должна принимать на вход<text:s/></text:span><text:span text:style-name="T57">std</text:span><text:span text:style-name="T58">::</text:span><text:span text:style-name="T59">tuple</text:span><text:span text:style-name="T60"><text:s/>с фигурами, согласно варианту задания (минимум по одной каждого класса).</text:span></text:p>
      <text:p text:style-name="P61"><text:span text:style-name="T62">2.</text:span><text:span text:style-name="T63"><text:tab/>Функция<text:s/></text:span><text:span text:style-name="T64">square</text:span><text:span text:style-name="T65"><text:s/>вычисления суммарной площади фигур. Функция должна принимать на вход<text:s/></text:span><text:span text:style-name="T66">std</text:span><text:span text:style-name="T67">::</text:span><text:span text:style-name="T68">tuple</text:span><text:span text:style-name="T69"><text:s/>с фигурами, согласно варианту зада</text:span><text:span text:style-name="T70">ния (минимум по одной каждого класса).</text:span></text:p>
      <text:p text:style-name="P71"/>
      <text:p text:style-name="P72">Создать программу, которая позволяет:</text:p>
      <text:p text:style-name="P73"><text:span text:style-name="T74">•</text:span><text:span text:style-name="T75"><text:tab/>Создает набор фигур согласно варианту задания (как минимум по одной фигуре каждого типа с координатами типа<text:s/></text:span><text:span text:style-name="T76">int</text:span><text:span text:style-name="T77"><text:s/>и координатоми типа<text:s/></text:span><text:span text:style-name="T78">double</text:span><text:span text:style-name="T79">).</text:span></text:p>
      <text:p text:style-name="P80"><text:span text:style-name="T81">•</text:span><text:span text:style-name="T82"><text:tab/>Сохраняет фигуры в<text:s/></text:span><text:span text:style-name="T83">std</text:span><text:span text:style-name="T84">::</text:span><text:span text:style-name="T85">tuple</text:span></text:p>
      <text:p text:style-name="P86"><text:span text:style-name="T87">•</text:span><text:span text:style-name="T88"><text:tab/>П</text:span><text:span text:style-name="T89">ечатает на экран содержимое<text:s/></text:span><text:span text:style-name="T90">std</text:span><text:span text:style-name="T91">::</text:span><text:span text:style-name="T92">tuple</text:span><text:span text:style-name="T93"><text:s/>с помощью шаблонной функции<text:s/></text:span><text:span text:style-name="T94">print</text:span><text:span text:style-name="T95">.</text:span></text:p>
      <text:p text:style-name="P96"><text:span text:style-name="T97">•</text:span><text:span text:style-name="T98"><text:tab/>Вычисляет суммарную площадь фигур в<text:s/></text:span><text:span text:style-name="T99">std</text:span><text:span text:style-name="T100">::</text:span><text:span text:style-name="T101">tuple</text:span><text:span text:style-name="T102"><text:s/>и выводит значение на экран.</text:span></text:p>
      <text:p text:style-name="P103"/>
      <text:p text:style-name="P104"><text:span text:style-name="T105">При реализации шаблонных функций допускается использование вспомогательных шаблонов<text:s/></text:span><text:span text:style-name="T106">std</text:span><text:span text:style-name="T107">::</text:span><text:span text:style-name="T108">enable</text:span><text:span text:style-name="T109">_</text:span><text:span text:style-name="T110">if</text:span><text:span text:style-name="T111">,<text:s/></text:span><text:span text:style-name="T112">std</text:span><text:span text:style-name="T113">::</text:span><text:span text:style-name="T114">tuple</text:span><text:span text:style-name="T115">_</text:span><text:span text:style-name="T116">size</text:span><text:span text:style-name="T117">,<text:s/></text:span><text:span text:style-name="T118">std</text:span><text:span text:style-name="T119">::</text:span><text:span text:style-name="T120">is</text:span><text:span text:style-name="T121">_</text:span><text:span text:style-name="T122">same</text:span><text:span text:style-name="T123">.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soft-page-break/>
      <text:p text:style-name="P133">Вариант: 25</text:p>
      <text:list text:style-name="LFO4" text:continue-numbering="true">
        <text:list-item>
          <text:p text:style-name="P134">Треугольник</text:p>
        </text:list-item>
        <text:list-item>
          <text:p text:style-name="P135">Квадрат</text:p>
        </text:list-item>
        <text:list-item>
          <text:p text:style-name="P136">Прямоугольник</text:p>
        </text:list-item>
      </text:list>
      <text:p text:style-name="P137"/>
      <text:p text:style-name="P138"><text:span text:style-name="T139">Цель:</text:span></text:p>
      <text:list text:style-name="LFO5" text:continue-numbering="true">
        <text:list-item>
          <text:p text:style-name="P140"><text:span text:style-name="T141">Изучение основ работы с шаблонами (</text:span><text:span text:style-name="T142">template</text:span><text:span text:style-name="T143">) в С++;</text:span></text:p>
        </text:list-item>
        <text:list-item>
          <text:p text:style-name="P144"><text:span text:style-name="T145">Изучение шаблонов<text:s/></text:span><text:span text:style-name="T146">std</text:span><text:span text:style-name="T147">::</text:span><text:span text:style-name="T148">pair</text:span><text:span text:style-name="T149">,<text:s/></text:span><text:span text:style-name="T150">std</text:span><text:span text:style-name="T151">::</text:span><text:span text:style-name="T152">tuple</text:span></text:p>
        </text:list-item>
        <text:list-item>
          <text:p text:style-name="P153"><text:span text:style-name="T154">Получение навыка работы со специализацией шаблонов и идиомой<text:s/></text:span><text:span text:style-name="T155">SFINAE</text:span></text:p>
        </text:list-item>
      </text:list>
      <text:p text:style-name="P156"/>
      <text:p text:style-name="P157"/>
      <text:p text:style-name="P158"/>
      <text:p text:style-name="P159"/>
      <text:p text:style-name="P160">Описание программы</text:p>
      <text:p text:style-name="P161"/>
      <text:list text:style-name="LFO6" text:continue-numbering="true">
        <text:list-item>
          <text:p text:style-name="P162">Программа выполняет определённые действия по введённым командам:</text:p>
          <text:list text:continue-numbering="true">
            <text:list-item>
              <text:p text:style-name="P163">0 — выход из программы;</text:p>
            </text:list-item>
            <text:list-item>
              <text:p text:style-name="P164">1,2,3<text:s/>-<text:s/>создание фигуры (Квадрат, Прямоугольник,<text:s/>Треугольник<text:s/>соответственно),<text:s/>обновление<text:s/>вершин через ввод<text:s/>и<text:s/>проверка;</text:p>
            </text:list-item>
            <text:list-item>
              <text:p text:style-name="P165">4<text:s/>-<text:s/>вывод данных вершин;</text:p>
            </text:list-item>
            <text:list-item>
              <text:p text:style-name="P166">5 - вывод площади</text:p>
            </text:list-item>
          </text:list>
        </text:list-item>
        <text:list-item>
          <text:p text:style-name="P167"><text:span text:style-name="T168">Функция<text:s/></text:span><text:span text:style-name="T169">Print</text:span><text:span text:style-name="T170">() возвращает<text:s/></text:span><text:span text:style-name="T171">содержимое кортежа. Она определена для tuple.</text:span></text:p>
        </text:list-item>
        <text:list-item>
          <text:p text:style-name="P172"><text:span text:style-name="T173">Функция<text:s/></text:span><text:span text:style-name="T174">Square</text:span><text:span text:style-name="T175">() вычисляет площадь данной фигуры или совокупности точек в кортеже в зависимости от типа фигуры по методу Гаусса (формула землемера, метод шунтирования) и возвращает это значение.</text:span></text:p>
        </text:list-item>
      </text:list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<text:s/></text:p>
      <text:p text:style-name="P185"/>
      <text:p text:style-name="P186"/>
      <text:p text:style-name="P187"/>
      <text:soft-page-break/>
      <text:p text:style-name="P188">Набор тестов</text:p>
      <text:p text:style-name="P189"/>
      <text:p text:style-name="P190">Пояснение:</text:p>
      <text:p text:style-name="P191"/>
      <text:list text:style-name="LFO7" text:continue-numbering="true">
        <text:list-item>
          <text:p text:style-name="P192">На ввод подается число<text:s/>выбора действия из текстового интерфейса</text:p>
        </text:list-item>
        <text:list-item>
          <text:p text:style-name="P193"><text:span text:style-name="T194">При<text:s/></text:span><text:span text:style-name="T195">обновлении координат фигуры – выводится<text:s/></text:span><text:span text:style-name="T196">номер пары координат</text:span><text:span text:style-name="T197"><text:s/>ф</text:span><text:span text:style-name="T198">игуры</text:span></text:p>
        </text:list-item>
        <text:list-item>
          <text:p text:style-name="P199"><text:span text:style-name="T200">Выводится<text:s/></text:span><text:span text:style-name="T201">информация о состоянии<text:s/></text:span><text:span text:style-name="T202">tuple</text:span><text:span text:style-name="T203"><text:s/></text:span><text:span text:style-name="T204">фигур, происходит проверка тест</text:span><text:span text:style-name="T205">ами</text:span></text:p>
        </text:list-item>
      </text:list>
      <text:p text:style-name="P206"><text:span text:style-name="T207">Test</text:span><text:span text:style-name="T208"><text:s/>1</text:span></text:p>
      <text:p text:style-name="P209">4</text:p>
      <text:p text:style-name="P210">5</text:p>
      <text:p text:style-name="P211">2</text:p>
      <text:p text:style-name="P212">6.4 -5.4</text:p>
      <text:p text:style-name="P213">0.55 3.7</text:p>
      <text:p text:style-name="P214">8.7 609</text:p>
      <text:p text:style-name="P215">-44.35 -3.413</text:p>
      <text:p text:style-name="P216">4</text:p>
      <text:p text:style-name="P217">5</text:p>
      <text:p text:style-name="P218">0</text:p>
      <text:p text:style-name="P219"><text:span text:style-name="T220">Test</text:span><text:span text:style-name="T221"><text:s/>2</text:span></text:p>
      <text:p text:style-name="P222">4</text:p>
      <text:p text:style-name="P223">5</text:p>
      <text:p text:style-name="P224">3</text:p>
      <text:p text:style-name="P225">954.4 -4.54</text:p>
      <text:p text:style-name="P226">55 3.8</text:p>
      <text:p text:style-name="P227">0.35 1.413</text:p>
      <text:p text:style-name="P228">4</text:p>
      <text:p text:style-name="P229">5</text:p>
      <text:p text:style-name="P230">0</text:p>
      <text:p text:style-name="P231"><text:span text:style-name="T232">Test</text:span><text:span text:style-name="T233"><text:s/>3</text:span></text:p>
      <text:soft-page-break/>
      <text:p text:style-name="P234">4</text:p>
      <text:p text:style-name="P235">5</text:p>
      <text:p text:style-name="P236">1</text:p>
      <text:p text:style-name="P237">64 -54</text:p>
      <text:p text:style-name="P238">55 3</text:p>
      <text:p text:style-name="P239">87 609</text:p>
      <text:p text:style-name="P240">4435 3413</text:p>
      <text:p text:style-name="P241">4</text:p>
      <text:p text:style-name="P242">5</text:p>
      <text:p text:style-name="P243">0</text:p>
      <text:p text:style-name="P244"/>
      <text:p text:style-name="P245">Результаты выполнения тестов</text:p>
      <text:p text:style-name="P246"><text:span text:style-name="T247">Test</text:span><text:span text:style-name="T248"><text:s/>1</text:span></text:p>
      <text:p text:style-name="P249">'1' <text:s text:c="10"/>- Create rectangle</text:p>
      <text:p text:style-name="P250">'2' <text:s text:c="10"/>- Create square</text:p>
      <text:p text:style-name="P251">'3' <text:s text:c="10"/>- Create triangle</text:p>
      <text:p text:style-name="P252">'4' <text:s text:c="10"/>- Print coords</text:p>
      <text:p text:style-name="P253">'5' <text:s text:c="10"/>- Total Square</text:p>
      <text:p text:style-name="P254">'0' <text:s text:c="10"/>- Exit</text:p>
      <text:p text:style-name="P255">4</text:p>
      <text:p text:style-name="P256"/>
      <text:p text:style-name="P257">Coords of class Rectangle&lt;int&gt;: <text:s/>( 0, 0 ) <text:s/>( 0, 10 ) <text:s/>( 10, 10 ) <text:s/>( 10, 0 )</text:p>
      <text:p text:style-name="P258">Coords of class Quadrate&lt;double&gt;: <text:s text:c="7"/>( 3.56, 0.6 ) <text:s/>( 3.56, 1.6 ) <text:s/>( 3.96, 1.6 ) <text:s/>( 3.96, 0.6 )</text:p>
      <text:p text:style-name="P259">Coords of class Triangle&lt;double&gt;: <text:s text:c="7"/>( -1, 8.1 ) <text:s/>( -3.56, 8.1 ) <text:s/>( -3.56, 1.6 )</text:p>
      <text:p text:style-name="P260">5</text:p>
      <text:p text:style-name="P261"/>
      <text:p text:style-name="P262">Total square: 121</text:p>
      <text:p text:style-name="P263">3</text:p>
      <text:p text:style-name="P264"/>
      <text:p text:style-name="P265"/>
      <text:p text:style-name="P266">enter 1 pair: 954.4 -4.54</text:p>
      <text:p text:style-name="P267"/>
      <text:p text:style-name="P268">enter 2 pair: 55 3.8</text:p>
      <text:p text:style-name="P269"/>
      <text:p text:style-name="P270">enter 3 pair: 0.35 1.413</text:p>
      <text:soft-page-break/>
      <text:p text:style-name="P271">4</text:p>
      <text:p text:style-name="P272">Coords of class Rectangle&lt;int&gt;: <text:s/>( 0, 0 ) <text:s/>( 0, 10 ) <text:s/>( 10, 10 ) <text:s/>( 10, 0 )</text:p>
      <text:p text:style-name="P273">Coords of class Quadrate&lt;double&gt;: <text:s text:c="7"/>( 3.56, 0.6 ) <text:s/>( 3.56, 1.6 ) <text:s/>( 3.96, 1.6 ) <text:s/>( 3.96, 0.6 )</text:p>
      <text:p text:style-name="P274">Coords of class Triangle&lt;double&gt;: <text:s text:c="7"/>( 954.4, -4.54 ) <text:s/>( 55, 3.8 ) <text:s/>( 0.35, 1.413 )</text:p>
      <text:p text:style-name="P275">5</text:p>
      <text:p text:style-name="P276">Total square: 290.5</text:p>
      <text:p text:style-name="P277">0</text:p>
      <text:p text:style-name="P278">Test 2</text:p>
      <text:p text:style-name="P279">'1' <text:s text:c="10"/>- Create rectangle</text:p>
      <text:p text:style-name="P280">'2' <text:s text:c="10"/>- Create square</text:p>
      <text:p text:style-name="P281">'3' <text:s text:c="10"/>- Create triangle</text:p>
      <text:p text:style-name="P282">'4' <text:s text:c="10"/>- Print coords</text:p>
      <text:p text:style-name="P283">'5' <text:s text:c="10"/>- Total Square</text:p>
      <text:p text:style-name="P284">'0' <text:s text:c="10"/>- Exit</text:p>
      <text:p text:style-name="P285">4</text:p>
      <text:p text:style-name="P286">Coords of class Rectangle&lt;int&gt;: <text:s/>( 0, 0 ) <text:s/>( 0, 10 ) <text:s/>( 10, 10 ) <text:s/>( 10, 0 )</text:p>
      <text:p text:style-name="P287">Coords of class Quadrate&lt;double&gt;: <text:s text:c="7"/>( 3.56, 0.6 ) <text:s/>( 3.56, 1.6 ) <text:s/>( 3.96, 1.6 ) <text:s/>( 3.96, 0.6 )</text:p>
      <text:p text:style-name="P288">Coords of class Triangle&lt;double&gt;: <text:s text:c="7"/>( -1, 8.1 ) <text:s/>( -3.56, 8.1 ) <text:s/>( -3.56, 1.6 )</text:p>
      <text:p text:style-name="P289">5</text:p>
      <text:p text:style-name="P290">Total square: 121</text:p>
      <text:p text:style-name="P291">3</text:p>
      <text:p text:style-name="P292">enter 1 pair: 954.4 -4.54</text:p>
      <text:p text:style-name="P293"><text:span text:style-name="T294">enter<text:s/></text:span><text:span text:style-name="T295">2</text:span><text:span text:style-name="T296"><text:s/>pair: 55 3.8</text:span></text:p>
      <text:p text:style-name="P297">enter 3 pair: 0.35 1.413</text:p>
      <text:p text:style-name="P298">4</text:p>
      <text:p text:style-name="P299">Coords of class Rectangle&lt;int&gt;: <text:s/>( 0, 0 ) <text:s/>( 0, 10 ) <text:s/>( 10, 10 ) <text:s/>( 10, 0 )</text:p>
      <text:p text:style-name="P300">Coords of class Quadrate&lt;double&gt;: <text:s text:c="7"/>( 3.56, 0.6 ) <text:s/>( 3.56, 1.6 ) <text:s/>( 3.96, 1.6 ) <text:s/>( 3.96, 0.6 )</text:p>
      <text:p text:style-name="P301">Coords of class Triangle&lt;double&gt;: <text:s text:c="7"/>( 954.4, -4.54 ) <text:s/>( 55, 3.8 ) <text:s/>( 0.35, 1.413 )</text:p>
      <text:soft-page-break/>
      <text:p text:style-name="P302">5</text:p>
      <text:p text:style-name="P303">Total square: 290.5</text:p>
      <text:p text:style-name="P304"><text:span text:style-name="T305">0</text:span></text:p>
      <text:p text:style-name="P306">Test 3</text:p>
      <text:p text:style-name="P307">'1' <text:s text:c="10"/>- Create rectangle</text:p>
      <text:p text:style-name="P308">'2' <text:s text:c="10"/>- Create square</text:p>
      <text:p text:style-name="P309">'3' <text:s text:c="10"/>- Create triangle</text:p>
      <text:p text:style-name="P310">'4' <text:s text:c="10"/>- Print coords</text:p>
      <text:p text:style-name="P311">'5' <text:s text:c="10"/>- Total Square</text:p>
      <text:p text:style-name="P312">'0' <text:s text:c="10"/>- Exit</text:p>
      <text:p text:style-name="P313">4</text:p>
      <text:p text:style-name="P314">Coords of class Rectangle&lt;int&gt;: <text:s/>( 0, 0 ) <text:s/>( 0, 10 ) <text:s/>( 10, 10 ) <text:s/>( 10, 0 )</text:p>
      <text:p text:style-name="P315">Coords of class Quadrate&lt;double&gt;: <text:s text:c="7"/>( 3.56, 0.6 ) <text:s/>( 3.56, 1.6 ) <text:s/>( 3.96, 1.6 ) <text:s/>( 3.96, 0.6 )</text:p>
      <text:p text:style-name="P316">Coords of class Triangle&lt;double&gt;: <text:s text:c="7"/>( -1, 8.1 ) <text:s/>( -3.56, 8.1 ) <text:s/>( -3.56, 1.6 )</text:p>
      <text:p text:style-name="P317">5</text:p>
      <text:p text:style-name="P318">Total square: 121</text:p>
      <text:p text:style-name="P319">1</text:p>
      <text:p text:style-name="P320">enter 1 pair: 64 -54</text:p>
      <text:p text:style-name="P321">enter 2 pair: 55 3</text:p>
      <text:p text:style-name="P322">enter 3 pair: 87 609</text:p>
      <text:p text:style-name="P323">enter 4 pair: 4435 3413</text:p>
      <text:p text:style-name="P324">4</text:p>
      <text:p text:style-name="P325">Coords of class Rectangle&lt;int&gt;: <text:s/>( 64, -54 ) <text:s/>( 55, 3 ) <text:s/>( 87, 609 ) <text:s/>( 4435, 3413 )</text:p>
      <text:p text:style-name="P326">Coords of class Quadrate&lt;double&gt;: <text:s text:c="7"/>( 3.56, 0.6 ) <text:s/>( 3.56, 1.6 ) <text:s/>( 3.96, 1.6 ) <text:s/>( 3.96, 0.6 )</text:p>
      <text:p text:style-name="P327">Coords of class Triangle&lt;double&gt;: <text:s text:c="7"/>( -1, 8.1 ) <text:s/>( -3.56, 8.1 ) <text:s/>( -3.56, 1.6 )</text:p>
      <text:p text:style-name="P328">5</text:p>
      <text:soft-page-break/>
      <text:p text:style-name="P329">Total square: 8.75387e+06</text:p>
      <text:p text:style-name="P330">0</text:p>
      <text:p text:style-name="P331"/>
      <text:p text:style-name="P332"><text:span text:style-name="T333">Листинг</text:span><text:span text:style-name="T334"><text:s/></text:span><text:span text:style-name="T335">программы</text:span></text:p>
      <text:p text:style-name="P336"/>
      <text:p text:style-name="P337"/>
      <text:p text:style-name="P338"><text:span text:style-name="T339">main.cpp</text:span></text:p>
      <text:p text:style-name="P340"/>
      <text:p text:style-name="P341">#include &lt;iostream&gt;</text:p>
      <text:p text:style-name="P342"/>
      <text:p text:style-name="P343">#include &lt;tuple&gt;</text:p>
      <text:p text:style-name="P344">#include "rectangle.h"</text:p>
      <text:p text:style-name="P345">#include "quadrate.h"</text:p>
      <text:p text:style-name="P346">#include "triangle.h"</text:p>
      <text:p text:style-name="P347"/>
      <text:p text:style-name="P348"/>
      <text:p text:style-name="P349">void printHelp() {</text:p>
      <text:p text:style-name="P350"/>
      <text:p text:style-name="P351"><text:s text:c="4"/>std::cout &lt;&lt; "'1' <text:s text:c="10"/>- Create rectangle" &lt;&lt; std::endl;</text:p>
      <text:p text:style-name="P352"><text:s text:c="4"/>std::cout &lt;&lt; "'2' <text:s text:c="10"/>- Create square" &lt;&lt; std::endl;</text:p>
      <text:p text:style-name="P353"><text:s text:c="4"/>std::cout &lt;&lt; "'3' <text:s text:c="10"/>- Create triangle" &lt;&lt; std::endl;</text:p>
      <text:p text:style-name="P354"><text:s text:c="4"/>std::cout &lt;&lt; "'4' <text:s text:c="10"/>- Print coords" &lt;&lt; std::endl;</text:p>
      <text:p text:style-name="P355"><text:s text:c="4"/>std::cout &lt;&lt; "'5' <text:s text:c="10"/>- Total Square" &lt;&lt; std::endl;</text:p>
      <text:p text:style-name="P356"><text:s text:c="4"/>std::cout &lt;&lt; "'0' <text:s text:c="10"/>- Exit" &lt;&lt; std::endl;</text:p>
      <text:p text:style-name="P357">}</text:p>
      <text:p text:style-name="P358"/>
      <text:p text:style-name="P359">enum {</text:p>
      <text:p text:style-name="P360"><text:s text:c="4"/>quit,</text:p>
      <text:p text:style-name="P361"><text:s text:c="4"/>add_rectangle,</text:p>
      <text:p text:style-name="P362"><text:s text:c="4"/>add_square,</text:p>
      <text:p text:style-name="P363"><text:s text:c="4"/>add_triangle,</text:p>
      <text:p text:style-name="P364"><text:s text:c="4"/>all_print,</text:p>
      <text:p text:style-name="P365"><text:s text:c="4"/>sum_area</text:p>
      <text:p text:style-name="P366">};</text:p>
      <text:p text:style-name="P367"/>
      <text:p text:style-name="P368"/>
      <text:p text:style-name="P369">template&lt;typename T, uint8_t index&gt;</text:p>
      <text:p text:style-name="P370">typename std::enable_if&lt;index == std::tuple_size&lt;T&gt;::value, void&gt;::type Print(T&amp;) {</text:p>
      <text:p text:style-name="P371"><text:s text:c="4"/>std::cout &lt;&lt; std::endl;</text:p>
      <text:p text:style-name="P372">}</text:p>
      <text:p text:style-name="P373"/>
      <text:p text:style-name="P374">template&lt;typename T, uint8_t index&gt;</text:p>
      <text:p text:style-name="P375">typename std::enable_if&lt;index &lt; std::tuple_size&lt;T&gt;::value, void&gt;::type Print(T&amp; tuple) {</text:p>
      <text:p text:style-name="P376"><text:s text:c="4"/>auto item = std::get&lt;index&gt;(tuple);</text:p>
      <text:p text:style-name="P377"><text:s text:c="4"/>std::cout &lt;&lt; "Coords of " &lt;&lt; typeid(item).name() &lt;&lt; ":\t";</text:p>
      <text:p text:style-name="P378"><text:s text:c="4"/>itemPrint(item);</text:p>
      <text:p text:style-name="P379"><text:s text:c="4"/>Print&lt;T, index + 1&gt;(tuple);</text:p>
      <text:p text:style-name="P380">}</text:p>
      <text:p text:style-name="P381"/>
      <text:p text:style-name="P382">template&lt;typename T&gt;</text:p>
      <text:p text:style-name="P383">typename std::enable_if&lt;(sizeof(T) / sizeof(T::P[0]) &gt; 0), void&gt;::type itemPrint(T&amp; vertex) {</text:p>
      <text:p text:style-name="P384"><text:s text:c="4"/>for (auto v : vertex.P)</text:p>
      <text:p text:style-name="P385"><text:s text:c="8"/>std::cout &lt;&lt; " ( " &lt;&lt; v.coord.first &lt;&lt; ", " &lt;&lt; v.coord.second &lt;&lt; " ) ";</text:p>
      <text:p text:style-name="P386"><text:s text:c="4"/>std::cout &lt;&lt; std::endl;</text:p>
      <text:p text:style-name="P387">}</text:p>
      <text:p text:style-name="P388"/>
      <text:p text:style-name="P389">template &lt;class T, uint8_t index&gt;</text:p>
      <text:p text:style-name="P390">double Square(T&amp; tuple) {</text:p>
      <text:p text:style-name="P391"><text:s text:c="4"/>auto item = std::get&lt;index&gt;(tuple);</text:p>
      <text:p text:style-name="P392"><text:s text:c="4"/>double value = itemSquare(item);</text:p>
      <text:p text:style-name="P393"/>
      <text:p text:style-name="P394"><text:s text:c="4"/>if constexpr ((index + 1) &lt; std::tuple_size&lt;T&gt;::value) {</text:p>
      <text:p text:style-name="P395"><text:s text:c="8"/>return value + Square&lt;T, index + 1&gt;(tuple);</text:p>
      <text:p text:style-name="P396"><text:s text:c="4"/>}</text:p>
      <text:p text:style-name="P397"><text:s text:c="4"/>return value;</text:p>
      <text:p text:style-name="P398">}</text:p>
      <text:p text:style-name="P399"/>
      <text:p text:style-name="P400">template &lt;class T&gt;</text:p>
      <text:p text:style-name="P401">auto itemSquare(T&amp; vertex) {</text:p>
      <text:p text:style-name="P402"><text:s text:c="4"/>auto area = 0;</text:p>
      <text:p text:style-name="P403"><text:s text:c="4"/>for (int i = 0; i &lt; (sizeof(T) / sizeof(T::P[0])) - 1; ++i)</text:p>
      <text:p text:style-name="P404"><text:s text:c="8"/>area += (vertex.P[i + 1].coord.first - vertex.P[i].coord.first) * (vertex.P[i + 1].coord.second + vertex.P[i].coord.second);</text:p>
      <text:p text:style-name="P405"><text:s text:c="4"/>return std::abs(area) / 2.0;</text:p>
      <text:p text:style-name="P406">}</text:p>
      <text:p text:style-name="P407"/>
      <text:p text:style-name="P408"/>
      <text:p text:style-name="P409">int main() {</text:p>
      <text:p text:style-name="P410"><text:s text:c="4"/>int cmd;</text:p>
      <text:soft-page-break/>
      <text:p text:style-name="P411"><text:s text:c="4"/>double left, right;</text:p>
      <text:p text:style-name="P412"><text:span text:style-name="T413"><text:s text:c="4"/></text:span><text:span text:style-name="T414">unsigned int i;</text:span></text:p>
      <text:p text:style-name="P415"/>
      <text:p text:style-name="P416"><text:span text:style-name="T417"><text:s text:c="4"/></text:span><text:span text:style-name="T418">Rectangle&lt;int&gt; rec;</text:span></text:p>
      <text:p text:style-name="P419"><text:s text:c="4"/>rec.P[0].coord = { 0, 0 };</text:p>
      <text:p text:style-name="P420"><text:s text:c="4"/>rec.P[1].coord = { 0, 10 };</text:p>
      <text:p text:style-name="P421"><text:s text:c="4"/>rec.P[2].coord = { 10, 10 };</text:p>
      <text:p text:style-name="P422"><text:s text:c="4"/>rec.P[3].coord = { 10, 0 };</text:p>
      <text:p text:style-name="P423"><text:s text:c="4"/></text:p>
      <text:p text:style-name="P424"><text:s text:c="4"/>Quadrate&lt;double&gt; qua;</text:p>
      <text:p text:style-name="P425"><text:s text:c="4"/>qua.P[0].coord = { 3.56, 0.6 };</text:p>
      <text:p text:style-name="P426"><text:s text:c="4"/>qua.P[1].coord = { 3.56, 1.6 };</text:p>
      <text:p text:style-name="P427"><text:s text:c="4"/>qua.P[2].coord = { 3.96, 1.6 };</text:p>
      <text:p text:style-name="P428"><text:s text:c="4"/>qua.P[3].coord = { 3.96, 0.6 };</text:p>
      <text:p text:style-name="P429"/>
      <text:p text:style-name="P430"><text:s text:c="4"/>Triangle&lt;double&gt; tri;</text:p>
      <text:p text:style-name="P431"><text:s text:c="4"/>tri.P[0].coord = { -1, 8.1 };</text:p>
      <text:p text:style-name="P432"><text:s text:c="4"/>tri.P[1].coord = { -3.56, 8.1 };</text:p>
      <text:p text:style-name="P433"><text:s text:c="4"/>tri.P[2].coord = { -3.56, 1.6 };</text:p>
      <text:p text:style-name="P434"><text:s text:c="4"/>std::tuple&lt;Rectangle&lt;int&gt;, Quadrate&lt;double&gt;, Triangle&lt;double&gt;&gt; basic_set{rec, qua, tri};</text:p>
      <text:p text:style-name="P435"/>
      <text:p text:style-name="P436"><text:s text:c="4"/>while (true) {</text:p>
      <text:p text:style-name="P437"><text:s text:c="8"/>printHelp();</text:p>
      <text:p text:style-name="P438"><text:s text:c="8"/>std::cin &gt;&gt; cmd;</text:p>
      <text:p text:style-name="P439"><text:s text:c="8"/>std::cout &lt;&lt; std::endl;</text:p>
      <text:p text:style-name="P440"><text:s text:c="8"/>switch (cmd) {</text:p>
      <text:p text:style-name="P441"><text:s text:c="8"/>case add_rectangle: {</text:p>
      <text:p text:style-name="P442"><text:s text:c="12"/>Rectangle&lt;int&gt; rec;</text:p>
      <text:p text:style-name="P443"><text:s text:c="12"/>for (i = 0; i &lt; 4; ++i) {</text:p>
      <text:p text:style-name="P444"><text:s text:c="16"/>std::cout &lt;&lt; std::endl &lt;&lt; "enter " &lt;&lt; i + 1 &lt;&lt; " pair: ";</text:p>
      <text:p text:style-name="P445"><text:s text:c="16"/>std::cin &gt;&gt; left &gt;&gt; right;</text:p>
      <text:p text:style-name="P446"><text:s text:c="16"/>rec.P[i].coord = { left, right };</text:p>
      <text:p text:style-name="P447"><text:s text:c="12"/>}</text:p>
      <text:p text:style-name="P448"><text:s text:c="12"/>std::get&lt;0&gt;(basic_set) = rec;</text:p>
      <text:p text:style-name="P449"><text:s text:c="12"/>break;</text:p>
      <text:p text:style-name="P450"><text:s text:c="8"/>}</text:p>
      <text:p text:style-name="P451"><text:s text:c="8"/>case add_square: {</text:p>
      <text:p text:style-name="P452"><text:s text:c="12"/>Quadrate&lt;double&gt; que;</text:p>
      <text:p text:style-name="P453"><text:s text:c="12"/>for (i = 0; i &lt; 4; ++i) {</text:p>
      <text:p text:style-name="P454"><text:s text:c="16"/>std::cout &lt;&lt; std::endl &lt;&lt; "enter " &lt;&lt; i + 1 &lt;&lt; " pair: ";</text:p>
      <text:soft-page-break/>
      <text:p text:style-name="P455"><text:s text:c="16"/>std::cin &gt;&gt; left &gt;&gt; right;</text:p>
      <text:p text:style-name="P456"><text:s text:c="16"/>que.P[i].coord = { left, right };</text:p>
      <text:p text:style-name="P457"><text:s text:c="12"/>}</text:p>
      <text:p text:style-name="P458"><text:s text:c="12"/>std::get&lt;1&gt;(basic_set) = que;</text:p>
      <text:p text:style-name="P459"><text:s text:c="12"/>break;</text:p>
      <text:p text:style-name="P460"><text:s text:c="8"/>}</text:p>
      <text:p text:style-name="P461"><text:s text:c="8"/>case add_triangle: {</text:p>
      <text:p text:style-name="P462"><text:s text:c="12"/>Triangle&lt;double&gt; tri;</text:p>
      <text:p text:style-name="P463"><text:s text:c="12"/>for (i = 0; i &lt; 3; ++i) {</text:p>
      <text:p text:style-name="P464"><text:s text:c="16"/>std::cout &lt;&lt; std::endl &lt;&lt; "enter " &lt;&lt; i + 1 &lt;&lt; " pair: ";</text:p>
      <text:p text:style-name="P465"><text:s text:c="16"/>std::cin &gt;&gt; left &gt;&gt; right;</text:p>
      <text:p text:style-name="P466"><text:s text:c="16"/>tri.P[i].coord = { left, right };</text:p>
      <text:p text:style-name="P467"><text:s text:c="12"/>}</text:p>
      <text:p text:style-name="P468"><text:s text:c="12"/>std::get&lt;2&gt;(basic_set) = tri;</text:p>
      <text:p text:style-name="P469"><text:s text:c="12"/>break;</text:p>
      <text:p text:style-name="P470"><text:s text:c="8"/>}</text:p>
      <text:p text:style-name="P471"><text:s text:c="8"/>case all_print: {</text:p>
      <text:p text:style-name="P472"><text:s text:c="12"/>Print&lt;decltype(basic_set), 0&gt;(basic_set);</text:p>
      <text:p text:style-name="P473"><text:s text:c="12"/>break;</text:p>
      <text:p text:style-name="P474"><text:s text:c="8"/>}</text:p>
      <text:p text:style-name="P475"><text:s text:c="8"/>case sum_area: {</text:p>
      <text:p text:style-name="P476"><text:s text:c="12"/>std::cout &lt;&lt; "Total square: " &lt;&lt; Square&lt;decltype(basic_set), 0&gt;(basic_set) &lt;&lt; std::endl &lt;&lt; std::endl;</text:p>
      <text:p text:style-name="P477"><text:s text:c="12"/>break;</text:p>
      <text:p text:style-name="P478"><text:s text:c="8"/>}</text:p>
      <text:p text:style-name="P479"><text:s text:c="8"/>case quit: {</text:p>
      <text:p text:style-name="P480"><text:s text:c="12"/>return 0;</text:p>
      <text:p text:style-name="P481"><text:s text:c="8"/>}</text:p>
      <text:p text:style-name="P482"><text:s text:c="8"/>default: {</text:p>
      <text:p text:style-name="P483"><text:s text:c="12"/>std::cout &lt;&lt; "Undefined cmd" &lt;&lt; std::endl;</text:p>
      <text:p text:style-name="P484"><text:span text:style-name="T485"><text:s text:c="8"/></text:span><text:span text:style-name="T486">}</text:span></text:p>
      <text:p text:style-name="P487"><text:s text:c="8"/>}</text:p>
      <text:p text:style-name="P488"><text:s text:c="4"/>}</text:p>
      <text:p text:style-name="P489"><text:tab/>return 0;</text:p>
      <text:p text:style-name="P490">}</text:p>
      <table:table table:style-name="Table491">
        <table:table-columns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</table:table>
      <text:h text:style-name="P499" text:outline-level="2"><text:span text:style-name="T500">point.h</text:span></text:h>
      <text:p text:style-name="P501"/>
      <text:p text:style-name="P502">#pragma once</text:p>
      <text:p text:style-name="P503"/>
      <text:p text:style-name="P504">#include &lt;iostream&gt;</text:p>
      <text:soft-page-break/>
      <text:p text:style-name="P505">#include &lt;cmath&gt;</text:p>
      <text:p text:style-name="P506"/>
      <text:p text:style-name="P507"/>
      <text:p text:style-name="P508">template&lt;typename T&gt;</text:p>
      <text:p text:style-name="P509">class Point {</text:p>
      <text:p text:style-name="P510">public:</text:p>
      <text:p text:style-name="P511"><text:tab/>Point();</text:p>
      <text:p text:style-name="P512"><text:tab/>Point(T a, T b);</text:p>
      <text:p text:style-name="P513"><text:tab/>Point(const Point&amp; other);</text:p>
      <text:p text:style-name="P514"><text:tab/>virtual ~Point() {};</text:p>
      <text:p text:style-name="P515"/>
      <text:p text:style-name="P516"><text:tab/>Point&lt;T&gt; operator+ (const Point&lt;T&gt;&amp; a);</text:p>
      <text:p text:style-name="P517"><text:tab/>Point&lt;T&gt; operator- (const Point&lt;T&gt;&amp; a);</text:p>
      <text:p text:style-name="P518"><text:tab/>Point&lt;T&gt; operator* (T&amp;&amp; a);</text:p>
      <text:p text:style-name="P519"><text:tab/>Point&lt;T&gt; operator/ (T&amp;&amp; a);</text:p>
      <text:p text:style-name="P520"/>
      <text:p text:style-name="P521"><text:tab/>void Print(const Point&lt;T&gt;&amp; a);</text:p>
      <text:p text:style-name="P522"><text:tab/>friend std::istream&amp; operator&gt;&gt; (std::istream&amp; in, Point&amp; a);</text:p>
      <text:p text:style-name="P523"/>
      <text:p text:style-name="P524"><text:tab/>std::pair&lt;T, T&gt; coord;</text:p>
      <text:p text:style-name="P525">};</text:p>
      <text:p text:style-name="P526"/>
      <text:p text:style-name="P527">template&lt;class T&gt;</text:p>
      <text:p text:style-name="P528">Point&lt;T&gt;::Point() {}</text:p>
      <text:p text:style-name="P529"/>
      <text:p text:style-name="P530">template&lt;class T&gt;</text:p>
      <text:p text:style-name="P531">Point&lt;T&gt;::Point(T a, T b) : coord{ a, b } {}</text:p>
      <text:p text:style-name="P532"/>
      <text:p text:style-name="P533">template&lt;class T&gt;</text:p>
      <text:p text:style-name="P534">Point&lt;T&gt;::Point(const Point&amp; other) : coord{ other.coord } {}</text:p>
      <text:p text:style-name="P535"/>
      <text:p text:style-name="P536">template&lt;class T&gt;</text:p>
      <text:p text:style-name="P537">Point&lt;T&gt; Point&lt;T&gt;::operator+ (const Point&lt;T&gt;&amp; a) {</text:p>
      <text:soft-page-break/>
      <text:p text:style-name="P538"><text:tab/>this-&gt;coord = { this-&gt;coord.first + a.coord.first, this-&gt;coord.second + a.coord.second };</text:p>
      <text:p text:style-name="P539"><text:tab/>return *this;</text:p>
      <text:p text:style-name="P540">}</text:p>
      <text:p text:style-name="P541"/>
      <text:p text:style-name="P542">template&lt;class T&gt;</text:p>
      <text:p text:style-name="P543">Point&lt;T&gt; Point&lt;T&gt;::operator- (const Point&lt;T&gt;&amp; a) {</text:p>
      <text:p text:style-name="P544"><text:tab/>this-&gt;coord = { this-&gt;coord.first - a.coord.first, this-&gt;coord.second - a.coord.second };</text:p>
      <text:p text:style-name="P545"><text:tab/>return *this;</text:p>
      <text:p text:style-name="P546">}</text:p>
      <text:p text:style-name="P547"/>
      <text:p text:style-name="P548">template&lt;class T&gt;</text:p>
      <text:p text:style-name="P549">Point&lt;T&gt; Point&lt;T&gt;::operator* (T&amp;&amp; a) {</text:p>
      <text:p text:style-name="P550"><text:tab/>this-&gt;coord = { this-&gt;coord.first * a, this-&gt;coord.second * a };</text:p>
      <text:p text:style-name="P551"><text:tab/>return *this;</text:p>
      <text:p text:style-name="P552">}</text:p>
      <text:p text:style-name="P553"/>
      <text:p text:style-name="P554">template&lt;class T&gt;</text:p>
      <text:p text:style-name="P555">Point&lt;T&gt; Point&lt;T&gt;::operator/ (T&amp;&amp; a) {</text:p>
      <text:p text:style-name="P556"><text:tab/>this-&gt;coord = { this-&gt;coord.first / a, this-&gt;coord.second / a };</text:p>
      <text:p text:style-name="P557"><text:tab/>return *this;</text:p>
      <text:p text:style-name="P558">}</text:p>
      <text:p text:style-name="P559"/>
      <text:p text:style-name="P560">template&lt;class T&gt;</text:p>
      <text:p text:style-name="P561">void Point&lt;T&gt;::Print(const Point&lt;T&gt;&amp; a) {</text:p>
      <text:p text:style-name="P562"><text:tab/>std::cout &lt;&lt; "point ( " &lt;&lt; this-&gt;coord.first &lt;&lt; ", " &lt;&lt; this-&gt;coord.second &lt;&lt; " )" &lt;&lt; std::endl;</text:p>
      <text:p text:style-name="P563">}</text:p>
      <text:p text:style-name="P564"/>
      <text:p text:style-name="P565">template&lt;class T&gt;</text:p>
      <text:p text:style-name="P566">std::istream&amp; operator&gt;&gt; (std::istream&amp; in, Point&lt;T&gt;&amp; a) {</text:p>
      <text:p text:style-name="P567"><text:tab/>in &gt;&gt; a.coord.first &gt;&gt; a.coord.second;</text:p>
      <text:p text:style-name="Textbody"><text:span text:style-name="T568"><text:tab/></text:span><text:span text:style-name="T569">return in;</text:span></text:p>
      <text:soft-page-break/>
      <text:p text:style-name="P570">}</text:p>
      <text:h text:style-name="P571" text:outline-level="2"><text:span text:style-name="T572">rectangle.h</text:span></text:h>
      <text:p text:style-name="P573"/>
      <text:p text:style-name="P574">#pragma once</text:p>
      <text:p text:style-name="P575"/>
      <text:p text:style-name="P576">#include "point.h"</text:p>
      <text:p text:style-name="P577"/>
      <text:p text:style-name="P578">template&lt;class T&gt;</text:p>
      <text:p text:style-name="P579">class Rectangle {</text:p>
      <text:p text:style-name="P580">public:</text:p>
      <text:p text:style-name="P581"><text:tab/>Point&lt;T&gt; P[4];</text:p>
      <text:p text:style-name="P582">};</text:p>
      <text:h text:style-name="P583" text:outline-level="2"><text:span text:style-name="T584">triangle.h</text:span></text:h>
      <text:p text:style-name="P585"/>
      <text:p text:style-name="P586">#pragma once</text:p>
      <text:p text:style-name="P587"/>
      <text:p text:style-name="P588">#include "point.h"</text:p>
      <text:p text:style-name="P589"/>
      <text:p text:style-name="P590">template&lt;class T&gt;</text:p>
      <text:p text:style-name="P591">class Triangle {</text:p>
      <text:p text:style-name="P592">public:</text:p>
      <text:p text:style-name="P593"><text:tab/>Point&lt;T&gt; P[3];</text:p>
      <text:p text:style-name="P594">};</text:p>
      <text:p text:style-name="P595"/>
      <text:p text:style-name="Textbody"><text:span text:style-name="T596">quadrate.h</text:span></text:p>
      <text:p text:style-name="P597">#pragma once</text:p>
      <text:p text:style-name="P598"/>
      <text:p text:style-name="P599">#include "point.h"</text:p>
      <text:p text:style-name="P600"/>
      <text:p text:style-name="P601">template&lt;class T&gt;</text:p>
      <text:p text:style-name="P602">class Quadrate {</text:p>
      <text:p text:style-name="P603">public:</text:p>
      <text:p text:style-name="P604"><text:tab/>Point&lt;T&gt; P[4];</text:p>
      <text:soft-page-break/>
      <text:p text:style-name="P605">};</text:p>
      <text:p text:style-name="P606"/>
      <text:p text:style-name="Textbody"><text:span text:style-name="T607">CMakeLists.txt</text:span></text:p>
      <text:p text:style-name="P608"><text:s text:c="2"/></text:p>
      <text:p text:style-name="P609">cmake_minimum_required(VERSION 3.5)</text:p>
      <text:p text:style-name="P610"/>
      <text:p text:style-name="P611">project(lab4)</text:p>
      <text:p text:style-name="P612"/>
      <text:p text:style-name="P613">add_executable(lab4 main.cpp)</text:p>
      <text:p text:style-name="P614"/>
      <text:p text:style-name="P615">set_property(TARGET lab4 PROPERTY CXX_STANDARD 11)</text:p>
      <text:p text:style-name="P616"/>
      <text:p text:style-name="P617">set(CMAKE_CXX_FLAGS "${CMAKE_CXX_FLAGS} -Wall -Wextra -g")</text:p>
      <text:p text:style-name="P618"/>
      <text:p text:style-name="P619"/>
      <text:p text:style-name="P620"/>
      <text:p text:style-name="P621">Ссылка на репозиторий</text:p>
      <text:p text:style-name="P622"/>
      <text:p text:style-name="P623"><text:a xlink:href="https://github.com/GitGood2000/oop_exercise_04" office:target-frame-name="_top" xlink:show="replace"><text:span text:style-name="T624">https</text:span><text:span text:style-name="T625">://</text:span><text:span text:style-name="T626">github</text:span><text:span text:style-name="T627">.</text:span><text:span text:style-name="T628">com</text:span><text:span text:style-name="T629">/</text:span></text:a><text:a xlink:href="https://github.com/GitGood2000/oop_exercise_04" office:target-frame-name="_top" xlink:show="replace"><text:span text:style-name="T630">ni</text:span><text:bookmark-start text:name="_Hlt52973958"/><text:bookmark-start text:name="_Hlt52973959"/><text:span text:style-name="T631">k</text:span><text:bookmark-end text:name="_Hlt52973958"/><text:bookmark-end text:name="_Hlt52973959"/><text:span text:style-name="T632">it</text:span><text:span text:style-name="T633">34</text:span></text:a><text:span text:style-name="T634">/</text:span><text:span text:style-name="T635">oop</text:span><text:span text:style-name="T636">_</text:span><text:span text:style-name="T637">exercise</text:span><text:span text:style-name="T638">_0</text:span><text:span text:style-name="T639">4</text:span></text:p>
      <text:p text:style-name="P640"/>
      <text:p text:style-name="P641"/>
      <text:p text:style-name="P642"><text:span text:style-name="T643">Объяснение результатов работы программы</text:span></text:p>
      <text:p text:style-name="P644"/>
      <text:p text:style-name="P645"><text:span text:style-name="T646">1) Пользователю предоставляется 4 опции:<text:s/></text:span><text:span text:style-name="T647">задать фигуру (квадрат, треугольник или<text:s/></text:span><text:span text:style-name="T648">треугольник</text:span><text:span text:style-name="T649">), вывести информацию<text:s/></text:span><text:span text:style-name="T650">о<text:s/></text:span><text:span text:style-name="T651">фигур</text:span><text:span text:style-name="T652">ах в структуре данных<text:s/></text:span><text:span text:style-name="T653">tuple</text:span><text:span text:style-name="T654"><text:s/>(координаты точек</text:span><text:span text:style-name="T655">), вывести общую площадь всех фигур</text:span><text:span text:style-name="T656">.</text:span></text:p>
      <text:p text:style-name="P657"><text:span text:style-name="T658">2) Перед занесением фигур в<text:s/></text:span><text:span text:style-name="T659">кортах<text:s/></text:span><text:span text:style-name="T660">каждая фигура</text:span><text:span text:style-name="T661"><text:s/>проверяется. У квадрата проверяется перпендикулярность и равенство сторон, у треугольника — сумма двух сторон не может быть больше третий стороны. После чего указатель на созданную фигуру заносится в<text:s/></text:span><text:span text:style-name="T662">кортеж</text:span><text:span text:style-name="T663"><text:s/></text:span><text:span text:style-name="T664">tuple</text:span><text:span text:style-name="T665">.</text:span></text:p>
      <text:p text:style-name="P666"><text:span text:style-name="T667">3) Вывод информации о всех фигурах прои</text:span><text:span text:style-name="T668">зводится с помощью цикла. Поочередно перебираются все элементы<text:s/></text:span><text:span text:style-name="T669">tuple</text:span><text:span text:style-name="T670">, и с помощью метода Print() выводятся координаты</text:span><text:span text:style-name="T671"><text:s/></text:span><text:span text:style-name="T672">каждой<text:s/></text:span><text:span text:style-name="T673">фигу</text:span><text:span text:style-name="T674">ры</text:span><text:span text:style-name="T675">.</text:span></text:p>
      <text:p text:style-name="P676"><text:span text:style-name="T677">4) Общая площадь фигур находится посредством суммирования результата работы мет</text:span><text:span text:style-name="T678">ода<text:s/></text:span><text:span text:style-name="T679">Square</text:span><text:span text:style-name="T680">() для всех фигур вектора.</text:span></text:p>
      <text:p text:style-name="P681"><text:span text:style-name="T682">5) Если пользователь вводит «0», то считывание завершается, а все фигуры удаляются из памят</text:span><text:span text:style-name="T683">и.</text:span></text:p>
      <text:soft-page-break/>
      <text:p text:style-name="P684">Вывод</text:p>
      <text:p text:style-name="P685"><text:s text:c="2"/><text:tab/><text:s/><text:tab/></text:p>
      <text:p text:style-name="P686"><text:span text:style-name="T687">В ходе работы были приобретены навыки работы с шаблонами и кортежами в<text:s/></text:span><text:span text:style-name="T688">C</text:span><text:span text:style-name="T689">++.</text:span><text:span text:style-name="T690"><text:s/></text:span><text:span text:style-name="T691">Написана программа, производящая операции с помощью шаблонов и работающая с кортежами. Создал базовый класс и 3 производных от него класса, которые посредством override методов переопределяли виртуальные методы базового класса.</text:span></text:p>
      <text:p text:style-name="P692"/>
      <text:p text:style-name="P693"/>
      <text:p text:style-name="P694"/>
      <text:p text:style-name="P695"/>
      <text:p text:style-name="P696"/>
      <text:p text:style-name="P697"/>
      <text:p text:style-name="P698">Список<text:s/>литературы <text:s text:c="2"/></text:p>
      <text:p text:style-name="P699"><text:span text:style-name="T700">1. Перегрузка операторов С++ [Электронный ресурс]. <text:s/></text:span><text:span text:style-name="T701">URL:</text:span><text:a xlink:href="https://ravesli.com/urok-45-pobitovye-operatory/" office:target-frame-name="_top" xlink:show="replace"><text:span text:style-name="T702"><text:s/></text:span></text:a><text:a xlink:href="https://metanit.com/cpp/tutorial/5.14.php" office:target-frame-name="_top" xlink:show="replace"><text:span text:style-name="T703">https://metanit.com/cpp/tutorial/5.14.php</text:span></text:a></text:p>
      <text:p text:style-name="P704">(дата обращения: 29.09.2020).</text:p>
      <text:p text:style-name="P705"/>
      <text:p text:style-name="P706">2. Битовые операции С++ [Электронный ресурс]. URL:</text:p>
      <text:p text:style-name="P707"><text:a xlink:href="http://www.c-cpp.ru/books/bitovye-operatory" office:target-frame-name="_top" xlink:show="replace"><text:span text:style-name="T708">http://www.c-cpp.ru/books/bitovye-operatory</text:span></text:a></text:p>
      <text:p text:style-name="P709"><text:span text:style-name="T710">(дата обращения: 29.09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0-10-07T11:31:00Z</meta:creation-date>
    <dc:date>2020-10-13T16:53:00Z</dc:date>
    <meta:template xlink:href="Normal.dotm" xlink:type="simple"/>
    <meta:editing-cycles>9</meta:editing-cycles>
    <meta:editing-duration>PT8040S</meta:editing-duration>
    <meta:document-statistic meta:page-count="16" meta:paragraph-count="27" meta:word-count="2030" meta:character-count="13577" meta:row-count="96" meta:non-whitespace-character-count="11574"/>
  </office:meta>
</office:document-meta>
</file>